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F000000BEBF2403D3475B18FC.png" manifest:media-type="image/png"/>
  <manifest:file-entry manifest:full-path="Pictures/10000201000004B000000256FAD4AC393573E6E4.png" manifest:media-type="image/png"/>
  <manifest:file-entry manifest:full-path="Pictures/10000201000000FA0000011685853236EC4E88E7.png" manifest:media-type="image/png"/>
  <manifest:file-entry manifest:full-path="Pictures/1000000000000113000000B726E9A4CD570D4147.png" manifest:media-type="image/png"/>
  <manifest:file-entry manifest:full-path="Pictures/1000020100000264000003187ED018291FD5CD4A.png" manifest:media-type="image/png"/>
  <manifest:file-entry manifest:full-path="Pictures/100002010000076E0000002805083FF42D0C77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999999" draw:textarea-horizontal-align="justify" draw:textarea-vertical-align="middle" draw:auto-grow-height="false" fo:min-height="0.06cm" fo:min-width="0.432cm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0.061cm" fo:min-width="0.43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0.43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72cm" fo:min-width="0.02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91cm" fo:min-width="0.432cm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0.061cm" fo:min-width="0cm"/>
    </style:style>
    <style:style style:name="gr8" style:family="graphic" style:parent-style-name="standard">
      <style:graphic-properties svg:stroke-color="#000000" draw:fill="bitmap" draw:fill-color="#ffffff" draw:fill-image-name="az_5f_flag" draw:fill-image-width="2.799cm" draw:fill-image-height="1.863cm" style:repeat="no-repeat" draw:fill-image-ref-point="center" draw:textarea-horizontal-align="justify" draw:textarea-vertical-align="middle" draw:auto-grow-height="false" fo:min-height="0.273cm" fo:min-width="0.545cm"/>
    </style:style>
    <style:style style:name="gr9" style:family="graphic" style:parent-style-name="standard">
      <style:graphic-properties svg:stroke-color="#000000" draw:fill="bitmap" draw:fill-color="#ffffff" draw:fill-image-name="az_5f_flag" draw:fill-image-width="2.799cm" draw:fill-image-height="1.863cm" style:repeat="no-repeat" draw:fill-image-ref-point="center" draw:textarea-horizontal-align="justify" draw:textarea-vertical-align="middle" draw:auto-grow-height="false" fo:min-height="0.681cm" fo:min-width="1.363cm"/>
    </style:style>
    <style:style style:name="gr10" style:family="graphic" style:parent-style-name="standard">
      <style:graphic-properties svg:stroke-color="#000000" draw:fill="bitmap" draw:fill-color="#ffffff" draw:fill-image-name="az_5f_flag" draw:fill-image-width="4.003cm" draw:fill-image-height="2.664cm" style:repeat="no-repeat" draw:fill-image-ref-point-x="0%" draw:fill-image-ref-point-y="0%" draw:fill-image-ref-point="top" draw:tile-repeat-offset="0% vertical" draw:textarea-horizontal-align="justify" draw:textarea-vertical-align="middle" draw:auto-grow-height="false" fo:min-height="0.533cm" fo:min-width="0.99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3cm" fo:min-width="2.6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6" style:family="graphic" style:parent-style-name="standard">
      <style:graphic-properties svg:stroke-color="#666666" draw:fill-color="#000000" draw:textarea-horizontal-align="justify" draw:textarea-vertical-align="middle" draw:auto-grow-height="false" fo:min-height="0.06cm" fo:min-width="0.432cm"/>
    </style:style>
    <style:style style:name="gr17" style:family="graphic" style:parent-style-name="standard">
      <style:graphic-properties svg:stroke-color="#666666" draw:fill-color="#000000" draw:textarea-horizontal-align="justify" draw:textarea-vertical-align="middle" draw:auto-grow-height="false" fo:min-height="0.061cm" fo:min-width="0.432cm"/>
    </style:style>
    <style:style style:name="gr18" style:family="graphic" style:parent-style-name="standard">
      <style:graphic-properties svg:stroke-color="#666666" draw:fill-color="#000000" draw:textarea-horizontal-align="justify" draw:textarea-vertical-align="middle" draw:auto-grow-height="false" fo:min-height="0.272cm" fo:min-width="0.022cm"/>
    </style:style>
    <style:style style:name="gr19" style:family="graphic" style:parent-style-name="standard">
      <style:graphic-properties svg:stroke-color="#666666" draw:fill-color="#000000" draw:textarea-horizontal-align="justify" draw:textarea-vertical-align="middle" draw:auto-grow-height="false" fo:min-height="0.061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1" style:family="graphic" style:parent-style-name="standard">
      <style:graphic-properties draw:stroke="none" draw:fill="none" fo:min-height="1.79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769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1.528cm" fo:min-width="0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bitmap" draw:fill-color="#ffffff" draw:fill-image-name="az_5f_flag" draw:fill-image-width="2.799cm" draw:fill-image-height="1.863cm" style:repeat="no-repeat" draw:fill-image-ref-point="center"/>
      <style:paragraph-properties fo:text-align="center"/>
    </style:style>
    <style:style style:name="P5" style:family="paragraph">
      <loext:graphic-properties draw:fill="bitmap" draw:fill-color="#ffffff" draw:fill-image-name="az_5f_flag" draw:fill-image-width="4.003cm" draw:fill-image-height="2.664cm" style:repeat="no-repeat" draw:fill-image-ref-point-x="0%" draw:fill-image-ref-point-y="0%" draw:fill-image-ref-point="top" draw:tile-repeat-offset="0% vertical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bf0a30" style:font-name="Arial Black" fo:letter-spacing="0.12cm"/>
    </style:style>
    <style:style style:name="P8" style:family="paragraph">
      <loext:graphic-properties draw:fill="none" draw:fill-color="#ffffff"/>
      <style:text-properties style:font-name="Ubuntu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bf0a30" style:font-name="Arial Black" fo:font-size="12pt" fo:letter-spacing="0.12cm" style:font-size-asian="12pt" style:font-size-complex="12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fo:text-align="center"/>
      <style:text-properties fo:color="#bf0a30" style:font-name="Arial Black" fo:font-size="15pt" fo:letter-spacing="0.12cm" style:font-size-asian="15pt" style:font-size-complex="15pt"/>
    </style:style>
    <style:style style:name="P13" style:family="paragraph">
      <loext:graphic-properties draw:fill-color="#ffffff"/>
    </style:style>
    <style:style style:name="T1" style:family="text">
      <style:text-properties fo:color="#bf0a30" style:font-name="Arial Black" fo:letter-spacing="0.12cm"/>
    </style:style>
    <style:style style:name="T2" style:family="text">
      <style:text-properties style:font-name="Ubuntu"/>
    </style:style>
    <style:style style:name="T3" style:family="text">
      <style:text-properties fo:color="#bf0a30" style:font-name="Arial Black" fo:font-size="12pt" fo:letter-spacing="0.12cm" style:font-size-asian="12pt" style:font-size-complex="12pt"/>
    </style:style>
    <style:style style:name="T4" style:family="text">
      <style:text-properties fo:color="#bf0a30" style:font-name="Arial Black" fo:font-size="8pt" fo:letter-spacing="0.12cm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831cm" svg:height="0.521cm" svg:x="1.585cm" svg:y="14.719cm">
          <draw:image xlink:href="Pictures/100002010000076E0000002805083FF42D0C7794.png" xlink:type="simple" xlink:show="embed" xlink:actuate="onLoad">
            <text:p/>
          </draw:image>
        </draw:frame>
        <draw:g>
          <draw:g>
            <draw:custom-shape draw:style-name="gr2" draw:text-style-name="P2" draw:layer="layout" svg:width="0.932cm" svg:height="0.31cm" svg:x="19.866cm" svg:y="10.07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932cm" svg:height="0.31cm" svg:x="19.866cm" svg:y="9.45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932cm" svg:height="0.311cm" svg:x="19.866cm" svg:y="9.76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3" draw:layer="layout" svg:width="0.932cm" svg:height="2.794cm" svg:x="19.866cm" svg:y="6.66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932cm" svg:height="2.794cm" svg:x="19.866cm" svg:y="2.93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draw:layer="layout" svg:width="0.932cm" svg:height="0.311cm" svg:x="19.866cm" svg:y="6.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0.932cm" svg:height="0.311cm" svg:x="19.866cm" svg:y="5.72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0.932cm" svg:height="0.31cm" svg:x="19.866cm" svg:y="6.0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3" draw:layer="layout" svg:width="0.932cm" svg:height="2.794cm" svg:x="19.866cm" svg:y="10.3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32cm" svg:height="0.31cm" svg:x="19.866cm" svg:y="13.1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932cm" svg:height="0.932cm" svg:x="19.866cm" svg:y="13.4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" draw:text-style-name="P3" draw:layer="layout" svg:width="0.932cm" svg:height="1.241cm" svg:x="19.866cm" svg:y="1.693cm">
            <text:p/>
            <draw:enhanced-geometry svg:viewBox="0 0 21600 21600" draw:mirror-vertical="true" draw:glue-points="?f6 10800 10800 21600 ?f5 10800 10800 0" draw:text-areas="?f3 ?f3 ?f4 ?f4" draw:type="trapezoid" draw:modifiers="5831.71690694626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2" draw:layer="layout" svg:width="0.433cm" svg:height="0.932cm" svg:x="20.113cm" svg:y="0.76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4" draw:layer="layout" svg:width="1.863cm" svg:height="0.931cm" draw:transform="rotate (1.5707963267949) translate (20.798cm 12.80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9" draw:text-style-name="P4" draw:layer="layout" svg:width="1.863cm" svg:height="0.931cm" draw:transform="rotate (1.5707963267949) translate (18.934cm 12.804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" draw:text-style-name="P1" draw:layer="layout" svg:width="4.639cm" svg:height="2.312cm" svg:x="2.767cm" svg:y="3.276cm">
          <draw:image xlink:href="Pictures/10000201000004B000000256FAD4AC393573E6E4.png" xlink:type="simple" xlink:show="embed" xlink:actuate="onLoad">
            <text:p/>
          </draw:image>
        </draw:frame>
        <draw:frame draw:style-name="gr1" draw:text-style-name="P1" draw:layer="layout" svg:width="2.513cm" svg:height="2.794cm" svg:x="2.032cm" svg:y="6.604cm">
          <draw:image xlink:href="Pictures/10000201000000FA0000011685853236EC4E88E7.png" xlink:type="simple" xlink:show="embed" xlink:actuate="onLoad">
            <text:p/>
          </draw:image>
        </draw:frame>
        <draw:custom-shape draw:style-name="gr10" draw:text-style-name="P5" draw:layer="layout" svg:width="2.664cm" svg:height="1.397cm" draw:transform="rotate (1.5709708597201) translate (13.21cm 10.66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5" draw:layer="layout" svg:width="2.664cm" svg:height="1.397cm" draw:transform="rotate (1.5709708597201) translate (10.921cm 10.668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7" draw:layer="layout" svg:width="5.08cm" svg:height="1.145cm" svg:x="10.16cm" svg:y="3.302cm">
          <draw:text-box>
            <text:p text:style-name="P6"><text:span text:style-name="T1">LV-1 PIMA</text:span></text:p>
          </draw:text-box>
        </draw:frame>
        <draw:frame draw:style-name="gr11" draw:text-style-name="P7" draw:layer="layout" svg:width="5.08cm" svg:height="1.145cm" svg:x="10.16cm" svg:y="4.701cm">
          <draw:text-box>
            <text:p text:style-name="P6"><text:span text:style-name="T1">TRA #093</text:span></text:p>
          </draw:text-box>
        </draw:frame>
        <draw:frame draw:style-name="gr1" draw:text-style-name="P1" draw:layer="layout" svg:width="2.558cm" svg:height="2.544cm" svg:x="5.815cm" svg:y="6.854cm">
          <draw:image xlink:href="Pictures/10000201000000BF000000BEBF2403D3475B18FC.png" xlink:type="simple" xlink:show="embed" xlink:actuate="onLoad">
            <text:p/>
          </draw:image>
        </draw:frame>
        <draw:frame draw:style-name="gr12" draw:text-style-name="P8" draw:layer="layout" svg:width="2.394cm" svg:height="0.963cm" svg:x="4.064cm" svg:y="1.069cm">
          <draw:text-box>
            <text:p><text:span text:style-name="T2">Decals</text:span></text:p>
          </draw:text-box>
        </draw:frame>
        <draw:frame draw:style-name="gr13" draw:text-style-name="P8" draw:layer="layout" svg:width="2.064cm" svg:height="0.963cm" svg:x="16.972cm" svg:y="1.069cm">
          <draw:text-box>
            <text:p><text:span text:style-name="T2">Front</text:span></text:p>
          </draw:text-box>
        </draw:frame>
        <draw:frame draw:style-name="gr14" draw:text-style-name="P8" draw:layer="layout" svg:width="3.177cm" svg:height="0.963cm" svg:x="11.047cm" svg:y="1.069cm">
          <draw:text-box>
            <text:p><text:span text:style-name="T2">Lettering</text:span></text:p>
          </draw:text-box>
        </draw:frame>
        <draw:frame draw:style-name="gr15" draw:text-style-name="P8" draw:layer="layout" svg:width="1.653cm" svg:height="0.963cm" svg:x="12.067cm" svg:y="6.48cm">
          <draw:text-box>
            <text:p><text:span text:style-name="T2">Fins</text:span></text:p>
          </draw:text-box>
        </draw:frame>
        <draw:g>
          <draw:custom-shape draw:style-name="gr16" draw:text-style-name="P9" draw:layer="layout" svg:width="0.932cm" svg:height="0.31cm" svg:x="24.615cm" svg:y="10.07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932cm" svg:height="0.31cm" svg:x="24.615cm" svg:y="9.45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932cm" svg:height="0.311cm" svg:x="24.615cm" svg:y="9.76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0.932cm" svg:height="2.794cm" svg:x="24.615cm" svg:y="6.6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32cm" svg:height="2.794cm" svg:x="24.615cm" svg:y="2.935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9" draw:layer="layout" svg:width="0.932cm" svg:height="0.311cm" svg:x="24.615cm" svg:y="6.3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0.932cm" svg:height="0.311cm" svg:x="24.615cm" svg:y="5.72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9" draw:layer="layout" svg:width="0.932cm" svg:height="0.31cm" svg:x="24.615cm" svg:y="6.0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3" draw:layer="layout" svg:width="0.932cm" svg:height="2.794cm" svg:x="24.615cm" svg:y="10.3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0.932cm" svg:height="0.31cm" svg:x="24.615cm" svg:y="13.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932cm" svg:height="0.932cm" svg:x="24.615cm" svg:y="13.4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3" draw:layer="layout" svg:width="0.932cm" svg:height="1.241cm" svg:x="24.615cm" svg:y="1.693cm">
          <text:p/>
          <draw:enhanced-geometry svg:viewBox="0 0 21600 21600" draw:mirror-vertical="true" draw:glue-points="?f6 10800 10800 21600 ?f5 10800 10800 0" draw:text-areas="?f3 ?f3 ?f4 ?f4" draw:type="trapezoid" draw:modifiers="5831.716906946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9" draw:layer="layout" svg:width="0.433cm" svg:height="0.932cm" svg:x="24.862cm" svg:y="0.7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1.863cm" svg:height="0.931cm" draw:transform="rotate (1.5707963267949) translate (25.547cm 12.80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4" draw:layer="layout" svg:width="1.863cm" svg:height="0.931cm" draw:transform="rotate (1.5707963267949) translate (23.683cm 12.804cm)">
          <text:p/>
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1" draw:text-style-name="P7" draw:layer="layout" svg:width="5.08cm" svg:height="1.145cm" svg:x="10.16cm" svg:y="3.303cm">
          <draw:text-box>
            <text:p text:style-name="P6"><text:span text:style-name="T1">LV-1 PIMA</text:span></text:p>
          </draw:text-box>
        </draw:frame>
        <draw:frame draw:style-name="gr20" draw:text-style-name="P10" draw:layer="layout" svg:width="1.016cm" svg:height="2.639cm" svg:x="19.866cm" svg:y="6.816cm">
          <draw:text-box>
            <text:p text:style-name="P6"><text:span text:style-name="T3">P</text:span></text:p>
            <text:p text:style-name="P6"><text:span text:style-name="T3">I</text:span></text:p>
            <text:p text:style-name="P6"><text:span text:style-name="T3">M</text:span></text:p>
            <text:p text:style-name="P6"><text:span text:style-name="T3">A</text:span></text:p>
          </draw:text-box>
        </draw:frame>
        <draw:frame draw:style-name="gr21" draw:text-style-name="P11" draw:layer="layout" svg:width="0.832cm" svg:height="2.043cm" svg:x="19.944cm" svg:y="3.302cm">
          <draw:text-box>
            <text:p><text:span text:style-name="T3">L</text:span></text:p>
            <text:p><text:span text:style-name="T3">V</text:span></text:p>
            <text:p><text:span text:style-name="T3">1</text:span></text:p>
          </draw:text-box>
        </draw:frame>
        <draw:frame draw:style-name="gr22" draw:text-style-name="P12" draw:layer="layout" svg:width="1.016cm" svg:height="3.019cm" svg:x="24.593cm" svg:y="3.055cm">
          <draw:text-box>
            <text:p text:style-name="P6"><text:span text:style-name="T4">T</text:span></text:p>
            <text:p text:style-name="P6"><text:span text:style-name="T4">R</text:span></text:p>
            <text:p text:style-name="P6"><text:span text:style-name="T4">A</text:span></text:p>
            <text:p text:style-name="P6"><text:span text:style-name="T4">#</text:span></text:p>
            <text:p text:style-name="P6"><text:span text:style-name="T4">9</text:span></text:p>
            <text:p text:style-name="P6"><text:span text:style-name="T4">3</text:span></text:p>
          </draw:text-box>
        </draw:frame>
        <draw:frame draw:style-name="gr1" draw:text-style-name="P1" draw:layer="layout" svg:width="0.931cm" svg:height="0.464cm" svg:x="24.616cm" svg:y="7.002cm">
          <draw:image xlink:href="Pictures/10000201000004B000000256FAD4AC393573E6E4.png" xlink:type="simple" xlink:show="embed" xlink:actuate="onLoad">
            <text:p/>
          </draw:image>
        </draw:frame>
        <draw:frame draw:style-name="gr1" draw:text-style-name="P1" draw:layer="layout" svg:width="0.762cm" svg:height="0.847cm" svg:x="24.707cm" svg:y="8.482cm">
          <draw:image xlink:href="Pictures/10000201000000FA0000011685853236EC4E88E7.png" xlink:type="simple" xlink:show="embed" xlink:actuate="onLoad">
            <text:p/>
          </draw:image>
        </draw:frame>
        <draw:frame draw:style-name="gr1" draw:text-style-name="P1" draw:layer="layout" svg:width="0.726cm" svg:height="0.722cm" svg:x="24.729cm" svg:y="7.672cm">
          <draw:image xlink:href="Pictures/10000201000000BF000000BEBF2403D3475B18FC.png" xlink:type="simple" xlink:show="embed" xlink:actuate="onLoad">
            <text:p/>
          </draw:image>
        </draw:frame>
        <draw:custom-shape draw:style-name="gr23" draw:text-style-name="P9" draw:layer="layout" svg:width="0.001cm" svg:height="1.778cm" svg:x="20.302cm" svg:y="10.94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001cm" svg:height="1.778cm" svg:x="25.054cm" svg:y="10.944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865cm" svg:height="0.963cm" svg:x="22.106cm" svg:y="1.069cm">
          <draw:text-box>
            <text:p><text:span text:style-name="T2">Back</text:span></text:p>
          </draw:text-box>
        </draw:frame>
        <draw:frame draw:style-name="gr24" draw:text-style-name="P6" draw:layer="layout" svg:width="2.019cm" svg:height="2.613cm" svg:x="2.286cm" svg:y="10.922cm">
          <draw:image xlink:href="Pictures/1000020100000264000003187ED018291FD5CD4A.png" xlink:type="simple" xlink:show="embed" xlink:actuate="onLoad">
            <text:p/>
          </draw:image>
        </draw:frame>
        <presentation:notes draw:style-name="dp2">
          <draw:page-thumbnail draw:style-name="gr25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az_5f_flag" draw:display-name="az_flag" xlink:href="Pictures/1000000000000113000000B726E9A4CD570D414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9T20:13:50.257553687</meta:creation-date>
    <dc:date>2019-06-20T16:41:20.318532273</dc:date>
    <meta:editing-duration>PT26M35S</meta:editing-duration>
    <meta:editing-cycles>6</meta:editing-cycles>
    <meta:generator>LibreOffice/6.0.7.3$Linux_X86_64 LibreOffice_project/00m0$Build-3</meta:generator>
    <meta:document-statistic meta:object-count="81"/>
  </office:meta>
</office:document-meta>
</file>